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a518" officeooo:paragraph-rsid="0017a518"/>
    </style:style>
    <style:style style:name="P2" style:family="paragraph" style:parent-style-name="Standard">
      <style:text-properties officeooo:rsid="00192f04" officeooo:paragraph-rsid="00192f04"/>
    </style:style>
    <style:style style:name="P3" style:family="paragraph" style:parent-style-name="Text_20_body">
      <style:text-properties officeooo:rsid="00192f04" officeooo:paragraph-rsid="00192f04"/>
    </style:style>
    <style:style style:name="P4" style:family="paragraph" style:parent-style-name="Preformatted_20_Text">
      <style:text-properties style:font-name="Ubuntu Mono" fo:font-size="10.3999996185303pt" officeooo:rsid="00192f04" officeooo:paragraph-rsid="00192f04"/>
    </style:style>
    <style:style style:name="P5" style:family="paragraph" style:parent-style-name="Preformatted_20_Text">
      <style:text-properties officeooo:rsid="00192f04" officeooo:paragraph-rsid="00192f04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ff" style:font-name="Ubuntu Mono" fo:font-size="10.3999996185303pt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ff" style:font-name="Ubuntu Mono" fo:font-size="10.3999996185303pt" officeooo:rsid="0017a518" officeooo:paragraph-rsid="0017a518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Ubuntu Mono" fo:font-size="10.3999996185303pt"/>
    </style:style>
    <style:style style:name="P10" style:family="paragraph" style:parent-style-name="Preformatted_20_Text">
      <style:paragraph-properties fo:margin-top="0cm" fo:margin-bottom="0cm" style:contextual-spacing="false" fo:padding="0cm" fo:border="none"/>
    </style:style>
    <style:style style:name="P11" style:family="paragraph" style:parent-style-name="Preformatted_20_Text">
      <style:paragraph-properties fo:margin-top="0cm" fo:margin-bottom="0cm" style:contextual-spacing="false" fo:padding="0cm" fo:border="none"/>
      <style:text-properties style:font-name="Ubuntu Mono" fo:font-size="10.3999996185303pt"/>
    </style:style>
    <style:style style:name="T1" style:family="text">
      <style:text-properties style:font-name="Ubuntu Mono" fo:font-size="10.3999996185303pt"/>
    </style:style>
    <style:style style:name="T2" style:family="text">
      <style:text-properties fo:color="#0000ff"/>
    </style:style>
    <style:style style:name="T3" style:family="text">
      <style:text-properties fo:color="#0000ff" style:font-name="Ubuntu Mono" fo:font-size="10.399999618530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8">Age and Satisfaction</text:p>
      <text:p text:style-name="P7"/>
      <text:p text:style-name="P7"><text:bookmark text:name="rstudio_console_output"/>summary(fit)</text:p>
      <text:p text:style-name="P10"><text:s text:c="21"/><text:span text:style-name="T1">Df Sum Sq Mean Sq F value Pr(&gt;F)</text:span></text:p>
      <text:p text:style-name="P11">SatisfactionGroups1 <text:s text:c="2"/>2 <text:s text:c="3"/>736 <text:s text:c="2"/>367.9 <text:s text:c="2"/>1.408 <text:s/>0.246</text:p>
      <text:p text:style-name="P11">Residuals <text:s text:c="10"/>399 104298 <text:s text:c="2"/>261.4 <text:s text:c="3"/></text:p>
      <text:p text:style-name="Standard"/>
      <text:p text:style-name="Standard"/>
      <text:p text:style-name="P9"><text:bookmark text:name="rstudio_console_output1"/>Tukey multiple comparisons of means</text:p>
      <text:p text:style-name="P10"><text:s text:c="4"/><text:span text:style-name="T1">95% family-wise confidence level</text:span></text:p>
      <text:p text:style-name="P10"/>
      <text:p text:style-name="P11">Fit: aov(formula = Age ~ SatisfactionGroups1, data = jhar)</text:p>
      <text:p text:style-name="P10"/>
      <text:p text:style-name="P11">$SatisfactionGroups1</text:p>
      <text:p text:style-name="P10"><text:s text:c="17"/><text:span text:style-name="T1">diff <text:s text:c="7"/>lwr <text:s text:c="5"/>upr <text:s text:c="4"/>p adj</text:span></text:p>
      <text:p text:style-name="P11">Medium-Low <text:s/>-2.252042 <text:s/>-7.292940 2.788855 0.5451718</text:p>
      <text:p text:style-name="P11">High-Low <text:s text:c="3"/>-4.782088 -11.492834 1.928658 0.2155371</text:p>
      <text:p text:style-name="P11">High-Medium -2.530046 <text:s/>-8.030998 2.970907 0.5258098</text:p>
      <text:p text:style-name="Standard"/>
      <text:p text:style-name="P1">Occupation</text:p>
      <text:p text:style-name="Standard"/>
      <text:p text:style-name="P9"><text:bookmark text:name="rstudio_console_output2"/>Df Sum Sq Mean Sq F value Pr(&gt;F) <text:s/></text:p>
      <text:p text:style-name="P11">Satisfactiongroup <text:s text:c="2"/>2 <text:s text:c="2"/>24.7 <text:s/>12.375 <text:s text:c="2"/>4.412 0.0127 *</text:p>
      <text:p text:style-name="P11">Residuals <text:s text:c="8"/>399 1119.0 <text:s text:c="2"/>2.805 <text:s text:c="16"/></text:p>
      <text:p text:style-name="P11">---</text:p>
      <text:p text:style-name="P11">Signif. codes: <text:s/>0 ‘***’ 0.001 ‘**’ 0.01 ‘*’ 0.05 ‘.’ 0.1 ‘ ’ 1</text:p>
      <text:p text:style-name="Standard"/>
      <text:p text:style-name="Standard"/>
      <text:p text:style-name="P6"><text:bookmark text:name="rstudio_console_output3"/><text:span text:style-name="T2"><text:s/></text:span><text:span text:style-name="T3">TukeyHSD(fit)</text:span></text:p>
      <text:p text:style-name="P10"><text:s text:c="2"/><text:span text:style-name="T1">Tukey multiple comparisons of means</text:span></text:p>
      <text:p text:style-name="P10"><text:s text:c="4"/><text:span text:style-name="T1">95% family-wise confidence level</text:span></text:p>
      <text:p text:style-name="P10"/>
      <text:p text:style-name="P11">Fit: aov(formula = Occupation ~ Satisfactiongroup, data = jhar)</text:p>
      <text:p text:style-name="P10"/>
      <text:p text:style-name="P11">$Satisfactiongroup</text:p>
      <text:p text:style-name="P10"><text:s text:c="17"/><text:span text:style-name="T1">diff <text:s text:c="7"/>lwr <text:s text:c="6"/>upr <text:s text:c="4"/>p adj</text:span></text:p>
      <text:p text:style-name="P11">Medium-Low <text:s/>0.3263889 -0.1957565 0.8485343 0.3062342</text:p>
      <text:p text:style-name="P11">High-Low <text:s text:c="3"/>0.8716475 <text:s/>0.1765362 1.5667589 0.0094122</text:p>
      <text:p text:style-name="P11">High-Medium 0.5452586 -0.0245401 1.1150573 0.0641027</text:p>
      <text:p text:style-name="Standard"/>
      <text:p text:style-name="P2">Income</text:p>
      <text:p text:style-name="P4"><text:bookmark text:name="rstudio_console_output4"/>Df Sum Sq Mean Sq F value <text:s text:c="2"/>Pr(&gt;F) <text:s text:c="3"/></text:p>
      <text:p text:style-name="P11">Satisfactiongroup <text:s text:c="2"/>2 <text:s text:c="2"/>40.7 <text:s/>20.329 <text:s text:c="2"/>21.47 1.39e-09 ***</text:p>
      <text:p text:style-name="P11">Residuals <text:s text:c="8"/>399 <text:s/>377.8 <text:s text:c="2"/>0.947 <text:s text:c="20"/></text:p>
      <text:p text:style-name="P11">---</text:p>
      <text:p text:style-name="P11">Signif. codes: <text:s/>0 ‘***’ 0.001 ‘**’ 0.01 ‘*’ 0.05 ‘.’ 0.1 ‘ ’ 1</text:p>
      <text:p text:style-name="P2"/>
      <text:p text:style-name="P4"><text:bookmark text:name="rstudio_console_output5"/>Tukey multiple comparisons of means</text:p>
      <text:p text:style-name="P10"><text:s text:c="4"/><text:span text:style-name="T1">95% family-wise confidence level</text:span></text:p>
      <text:p text:style-name="P10"/>
      <text:p text:style-name="P11">Fit: aov(formula = Income ~ Satisfactiongroup, data = jhar)</text:p>
      <text:p text:style-name="P10"/>
      <text:p text:style-name="P11">$Satisfactiongroup</text:p>
      <text:p text:style-name="P10"><text:s text:c="18"/><text:span text:style-name="T1">diff <text:s text:c="7"/>lwr <text:s text:c="6"/>upr <text:s text:c="4"/>p adj</text:span></text:p>
      <text:p text:style-name="P11">Medium-Low <text:s/>-0.1940359 -0.4974178 0.1093459 0.2898292</text:p>
      <text:p text:style-name="P11">High-Low <text:s text:c="4"/>0.7274904 <text:s/>0.3236103 1.1313706 0.0000833</text:p>
      <text:p text:style-name="P11">High-Medium <text:s/>0.9215264 <text:s/>0.5904566 1.2525962 0.0000000</text:p>
      <text:p text:style-name="Text_20_body"><text:line-break/></text:p>
      <text:p text:style-name="P3">Education</text:p>
      <text:p text:style-name="P5"><text:bookmark text:name="rstudio_console_output6"/><text:soft-page-break/><text:s text:c="4"/><text:span text:style-name="T1">Df Sum Sq Mean Sq F value <text:s/>Pr(&gt;F) <text:s text:c="3"/></text:span></text:p>
      <text:p text:style-name="P11">Satisfactiongroup <text:s text:c="2"/>2 <text:s text:c="2"/>95.8 <text:s text:c="2"/>47.88 <text:s text:c="2"/>17.22 6.7e-08 ***</text:p>
      <text:p text:style-name="P11">Residuals <text:s text:c="8"/>399 1109.2 <text:s text:c="3"/>2.78 <text:s text:c="19"/></text:p>
      <text:p text:style-name="P11">---</text:p>
      <text:p text:style-name="P11">Signif. codes: <text:s/>0 ‘***’ 0.001 ‘**’ 0.01 ‘*’ 0.05 ‘.’ 0.1 ‘ ’ 1</text:p>
      <text:p text:style-name="P11"><text:span text:style-name="T2">&gt; TukeyHSD(fit3)</text:span></text:p>
      <text:p text:style-name="P10"><text:s text:c="2"/><text:span text:style-name="T1">Tukey multiple comparisons of means</text:span></text:p>
      <text:p text:style-name="P10"><text:s text:c="4"/><text:span text:style-name="T1">95% family-wise confidence level</text:span></text:p>
      <text:p text:style-name="P10"/>
      <text:p text:style-name="P11">Fit: aov(formula = Education ~ Satisfactiongroup, data = jhar)</text:p>
      <text:p text:style-name="P10"/>
      <text:p text:style-name="P11">$Satisfactiongroup</text:p>
      <text:p text:style-name="P10"><text:s text:c="17"/><text:span text:style-name="T1">diff <text:s text:c="7"/>lwr <text:s text:c="6"/>upr <text:s text:c="4"/>p adj</text:span></text:p>
      <text:p text:style-name="P11">Medium-Low <text:s/>0.2696078 -0.2502438 0.7894595 0.4419888</text:p>
      <text:p text:style-name="P11">High-Low <text:s text:c="3"/>1.5718391 <text:s/>0.8797814 2.2638968 0.0000005</text:p>
      <text:p text:style-name="P11">High-Medium 1.3022312 <text:s/>0.7349357 1.8695268 0.0000003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0:38:20.712220607</meta:creation-date>
    <dc:date>2016-01-07T02:11:52.255137158</dc:date>
    <meta:editing-duration>PT5H3M10S</meta:editing-duration>
    <meta:editing-cycles>1</meta:editing-cycles>
    <meta:document-statistic meta:table-count="0" meta:image-count="0" meta:object-count="0" meta:page-count="2" meta:paragraph-count="59" meta:word-count="286" meta:character-count="2313" meta:non-whitespace-character-count="1721"/>
    <meta:generator>LibreOffice/4.2.7.2$Linux_X86_64 LibreOffice_project/420m0$Build-2</meta:generator>
  </office:meta>
</office:document-meta>
</file>